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5.8472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</text:p>
          </table:table-cell>
          <table:table-cell office:value-type="string" table:style-name="ce1">
            <text:p>Время выполнения процесса (мс)</text:p>
          </table:table-cell>
          <table:table-cell office:value-type="string" table:style-name="ce1">
            <text:p>ID поставщиков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office:value-type="string" table:style-name="ce2">
            <text:p>4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2">
            <text:p>8; 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4" table:style-name="ce1">
            <text:p>84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3T11:15:08Z</dc:date>
  </office:meta>
</office:document-meta>
</file>